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Flex" svg:font-family="'Google Sans Flex', 'Google Sans', 'Helvetica Neue', sans-serif"/>
    <style:font-face style:name="Google Sans Text" svg:font-family="'Google Sans Text', sans-serif"/>
    <style:font-face style:name="Google Sans" svg:font-family="'Google Sans'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Arial" fo:font-size="14pt" fo:background-color="#ffff00" style:font-size-asian="14pt" style:font-size-complex="14pt"/>
    </style:style>
    <style:style style:name="P3" style:family="paragraph" style:parent-style-name="Text_20_body">
      <style:paragraph-properties fo:line-height="150%"/>
      <style:text-properties fo:font-variant="normal" fo:text-transform="none" style:text-line-through-style="none" style:font-name="Arial" fo:font-size="14pt" fo:font-style="normal" style:text-underline-style="none" style:text-blinking="false" fo:background-color="transparent" style:font-size-asian="14pt" style:font-size-complex="14pt"/>
    </style:style>
    <style:style style:name="P4" style:family="paragraph" style:parent-style-name="Text_20_body">
      <style:text-properties style:font-name="Arial" fo:font-size="14pt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Arial" fo:font-size="14pt" style:font-size-asian="14pt" style:font-size-complex="14pt"/>
    </style:style>
    <style:style style:name="P6" style:family="paragraph" style:parent-style-name="Text_20_body" style:list-style-name="L3">
      <style:paragraph-properties fo:line-height="150%"/>
      <style:text-properties style:font-name="Arial" fo:font-size="14pt" style:font-size-asian="14pt" style:font-size-complex="14pt"/>
    </style:style>
    <style:style style:name="P7" style:family="paragraph" style:parent-style-name="Text_20_body" style:list-style-name="L5">
      <style:text-properties style:font-name="Arial" fo:font-size="14pt" style:font-size-asian="14pt" style:font-size-complex="14pt"/>
    </style:style>
    <style:style style:name="P8" style:family="paragraph" style:parent-style-name="Text_20_body" style:list-style-name="L6">
      <style:text-properties style:font-name="Arial" fo:font-size="14pt" style:font-size-asian="14pt" style:font-size-complex="14pt"/>
    </style:style>
    <style:style style:name="P9" style:family="paragraph" style:parent-style-name="Text_20_body" style:list-style-name="L9">
      <style:text-properties style:font-name="Arial" fo:font-size="14pt" style:font-size-asian="14pt" style:font-size-complex="14pt"/>
    </style:style>
    <style:style style:name="P10" style:family="paragraph" style:parent-style-name="Text_20_body">
      <style:text-properties style:font-name="Arial" fo:font-size="14pt" fo:font-weight="normal" style:font-size-asian="14pt" style:font-size-complex="14pt"/>
    </style:style>
    <style:style style:name="P11" style:family="paragraph" style:parent-style-name="Text_20_body">
      <style:text-properties style:font-name="Arial" fo:font-size="14pt" fo:font-weight="bold" style:font-size-asian="14pt" style:font-size-complex="14pt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9"/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Open Sans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top="0cm" fo:margin-bottom="0cm" fo:line-height="138%" style:writing-mode="lr-tb"/>
    </style:style>
    <style:style style:name="P2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pen Sans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.265cm" fo:line-height="150%" fo:orphans="2" fo:widows="2" fo:text-indent="0cm" style:auto-text-indent="false"/>
      <style:text-properties fo:font-variant="normal" fo:text-transform="none" fo:color="#1f1f1f" style:font-name="Arial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fo:margin-top="0cm" fo:margin-bottom="0.265cm" fo:line-height="150%" fo:orphans="2" fo:widows="2"/>
      <style:text-properties fo:font-variant="normal" fo:text-transform="none" fo:color="#1f1f1f" style:font-name="Arial" fo:font-size="12pt" fo:letter-spacing="normal" fo:font-style="normal" fo:font-weight="normal"/>
    </style:style>
    <style:style style:name="P24" style:family="paragraph" style:parent-style-name="Text_20_body">
      <style:paragraph-properties fo:margin-top="0cm" fo:margin-bottom="0.265cm" fo:line-height="150%" fo:orphans="2" fo:widows="2"/>
      <style:text-properties fo:font-variant="normal" fo:text-transform="none" fo:color="#1f1f1f" style:font-name="Arial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.265cm" fo:line-height="150%" fo:orphans="2" fo:widows="2"/>
      <style:text-properties fo:font-variant="normal" fo:text-transform="none" fo:color="#1f1f1f" style:font-name="Arial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.265cm" fo:line-height="150%" fo:orphans="2" fo:widows="2"/>
      <style:text-properties fo:font-variant="normal" fo:text-transform="none" fo:color="#1f1f1f" style:font-name="Arial" fo:font-size="14pt" fo:letter-spacing="normal" fo:font-style="normal" fo:font-weight="norm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.265cm" fo:line-height="150%" fo:orphans="2" fo:widows="2"/>
      <style:text-properties fo:font-variant="normal" fo:text-transform="none" fo:color="#1f1f1f" style:font-name="Arial" fo:font-size="14pt" fo:letter-spacing="normal" fo:font-style="normal" fo:font-weight="normal" style:font-size-asian="14pt" style:font-size-complex="14pt"/>
    </style:style>
    <style:style style:name="P28" style:family="paragraph" style:parent-style-name="Text_20_body" style:list-style-name="L3">
      <style:paragraph-properties fo:margin-top="0cm" fo:margin-bottom="0.265cm" fo:line-height="150%" fo:orphans="2" fo:widows="2"/>
      <style:text-properties style:font-name="Arial" fo:font-size="14pt" style:font-size-asian="14pt" style:font-size-complex="14pt"/>
    </style:style>
    <style:style style:name="P29" style:family="paragraph" style:parent-style-name="Heading_20_3">
      <style:paragraph-properties fo:margin-left="0cm" fo:margin-right="0cm" fo:margin-top="0cm" fo:margin-bottom="0.265cm" fo:line-height="150%" fo:orphans="2" fo:widows="2" fo:text-indent="0cm" style:auto-text-indent="false"/>
      <style:text-properties fo:font-variant="normal" fo:text-transform="none" fo:color="#1f1f1f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30" style:family="paragraph" style:parent-style-name="Heading_20_3">
      <style:paragraph-properties fo:margin-top="0cm" fo:margin-bottom="0.265cm" fo:line-height="150%" fo:orphans="2" fo:widows="2"/>
      <style:text-properties fo:font-variant="normal" fo:text-transform="none" fo:color="#1c1c1c" style:text-line-through-style="none" style:font-name="Arial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31" style:family="paragraph" style:parent-style-name="Heading_20_2">
      <style:paragraph-properties fo:line-height="150%"/>
      <style:text-properties style:font-name="Arial" fo:font-size="14pt" style:font-size-asian="14pt" style:font-size-complex="14pt"/>
    </style:style>
    <style:style style:name="P32" style:family="paragraph" style:parent-style-name="Heading_20_2">
      <style:paragraph-properties fo:line-height="150%"/>
      <style:text-properties fo:font-variant="normal" fo:text-transform="none" style:text-line-through-style="none" style:font-name="Arial" fo:font-size="14pt" fo:font-style="normal" style:text-underline-style="none" style:text-blinking="false" fo:background-color="transparent" style:font-size-asian="14pt" style:font-size-complex="14pt"/>
    </style:style>
    <style:style style:name="T1" style:family="text">
      <style:text-properties fo:color="#800000" style:text-underline-style="solid" style:text-underline-width="auto" style:text-underline-color="font-color" fo:background-color="#ffff00"/>
    </style:style>
    <style:style style:name="T2" style:family="text">
      <style:text-properties fo:background-color="#ffff00"/>
    </style:style>
    <style:style style:name="T3" style:family="text">
      <style:text-properties fo:font-variant="normal" fo:text-transform="none" fo:color="#000000" style:text-line-through-style="none" style:font-name="Open Sans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Open Sans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Open Sans" fo:font-size="14pt" fo:font-style="normal" style:text-underline-style="none" fo:font-weight="normal" style:text-blinking="false" fo:background-color="transparent" style:font-size-asian="14pt" style:font-size-complex="14pt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4pt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fo:background-color="transparent" style:font-size-asian="14pt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style:text-underline-style="none" fo:font-weight="normal" style:text-blinking="false" fo:background-color="transparent" style:font-size-asian="14pt" style:font-size-complex="14pt"/>
    </style:style>
    <style:style style:name="T1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0000" style:text-line-through-style="solid" style:font-name="Open Sans" fo:font-size="11pt" fo:font-style="normal" fo:font-weight="normal" fo:background-color="transparent"/>
    </style:style>
    <style:style style:name="T18" style:family="text">
      <style:text-properties fo:font-variant="normal" fo:text-transform="none" fo:color="#000000" style:text-line-through-style="solid" style:font-name="Open Sans" fo:font-style="normal" fo:font-weight="normal" fo:background-color="transparent"/>
    </style:style>
    <style:style style:name="T19" style:family="text">
      <style:text-properties fo:font-variant="normal" fo:text-transform="none" fo:color="#000000" style:text-line-through-style="solid" style:font-name="Open Sans" fo:font-size="14pt" fo:font-style="normal" fo:font-weight="normal" fo:background-color="transparent" style:font-size-asian="14pt" style:font-size-complex="14pt"/>
    </style:style>
    <style:style style:name="T20" style:family="text">
      <style:text-properties fo:font-variant="normal" fo:text-transform="none" fo:color="#000000" style:text-line-through-style="solid" fo:font-size="14pt" fo:font-style="normal" fo:font-weight="normal" fo:background-color="transparent" style:font-size-asian="14pt" style:font-size-complex="14pt"/>
    </style:style>
    <style:style style:name="T21" style:family="text">
      <style:text-properties fo:font-variant="normal" fo:text-transform="none" fo:color="#000000" style:text-line-through-style="solid" style:font-name="Arial" fo:font-size="14pt" fo:font-style="normal" fo:font-weight="normal" fo:background-color="transparent" style:font-size-asian="14pt" style:font-size-complex="14pt"/>
    </style:style>
    <style:style style:name="T22" style:family="text">
      <style:text-properties fo:font-variant="normal" fo:text-transform="none" fo:color="#000000" style:text-line-through-style="solid" style:font-name="Arial" fo:font-style="normal" fo:font-weight="normal" fo:background-color="transparent"/>
    </style:style>
    <style:style style:name="T23" style:family="text">
      <style:text-properties fo:font-variant="normal" fo:text-transform="none" fo:color="#1f1f1f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1f1f1f" fo:font-size="12pt" fo:letter-spacing="normal" fo:font-style="normal" fo:font-weight="normal"/>
    </style:style>
    <style:style style:name="T25" style:family="text">
      <style:text-properties fo:font-variant="normal" fo:text-transform="none" fo:color="#1f1f1f" fo:letter-spacing="normal" fo:font-style="normal" fo:font-weight="normal"/>
    </style:style>
    <style:style style:name="T26" style:family="text">
      <style:text-properties fo:font-variant="normal" fo:text-transform="none" fo:color="#1155cc" style:text-line-through-style="none" style:font-name="Open Sans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7" style:family="text">
      <style:text-properties fo:font-variant="normal" fo:text-transform="none" fo:color="#1155cc" style:text-line-through-style="none" style:font-name="Open Sans" fo:font-style="normal" style:text-underline-style="solid" style:text-underline-width="auto" style:text-underline-color="font-color" fo:font-weight="normal" style:text-blinking="false" fo:background-color="transparent"/>
    </style:style>
    <style:style style:name="T28" style:family="text">
      <style:text-properties fo:font-variant="normal" fo:text-transform="none" fo:color="#1155cc" style:text-line-through-style="none" style:font-name="Open Sans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T29" style:family="text">
      <style:text-properties fo:font-variant="normal" fo:text-transform="none" fo:color="#1155cc" style:text-line-through-style="none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T30" style:family="text">
      <style:text-properties fo:font-variant="normal" fo:text-transform="none" fo:color="#1155cc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T31" style:family="text">
      <style:text-properties fo:font-variant="normal" fo:text-transform="none" fo:color="#1155cc" style:text-line-through-style="none" style:font-name="Arial" fo:font-style="normal" style:text-underline-style="solid" style:text-underline-width="auto" style:text-underline-color="font-color" fo:font-weight="normal" style:text-blinking="false" fo:background-color="transparent"/>
    </style:style>
    <style:style style:name="T32" style:family="text">
      <style:text-properties fo:font-variant="normal" fo:text-transform="none" style:text-line-through-style="none" fo:font-size="14pt" fo:font-style="normal" style:text-underline-style="none" style:text-blinking="false" style:font-size-asian="14pt" style:font-size-complex="14pt"/>
    </style:style>
    <style:style style:name="T33" style:family="text">
      <style:text-properties fo:font-variant="normal" fo:text-transform="none" style:text-line-through-style="none" fo:font-size="14pt" fo:font-style="normal" style:text-underline-style="none" style:text-blinking="false" fo:background-color="#ffff66" style:font-size-asian="14pt" style:font-size-complex="14pt"/>
    </style:style>
    <style:style style:name="T34" style:family="text">
      <style:text-properties fo:font-variant="normal" fo:text-transform="none" style:text-line-through-style="none" fo:font-size="14pt" fo:font-style="normal" style:text-underline-style="none" fo:font-weight="bold" style:text-blinking="false" style:font-size-asian="14pt" style:font-size-complex="14pt"/>
    </style:style>
    <style:style style:name="T35" style:family="text">
      <style:text-properties fo:font-variant="normal" fo:text-transform="none" style:text-line-through-style="none" style:font-name="Arial" fo:font-size="14pt" fo:font-style="normal" style:text-underline-style="none" style:text-blinking="false" style:font-size-asian="14pt" style:font-size-complex="14pt"/>
    </style:style>
    <style:style style:name="T36" style:family="text">
      <style:text-properties fo:font-variant="normal" fo:text-transform="none" style:text-line-through-style="none" style:font-name="Arial" fo:font-size="14pt" fo:font-style="normal" style:text-underline-style="none" style:text-blinking="false" fo:background-color="#ffff66" style:font-size-asian="14pt" style:font-size-complex="14pt"/>
    </style:style>
    <style:style style:name="T37" style:family="text">
      <style:text-properties fo:font-variant="normal" fo:text-transform="none" style:text-line-through-style="none" style:font-name="Arial" fo:font-size="14pt" fo:font-style="normal" style:text-underline-style="none" fo:font-weight="bold" style:text-blinking="false" style:font-size-asian="14pt" style:font-size-complex="14pt"/>
    </style:style>
    <style:style style:name="T38" style:family="text">
      <style:text-properties fo:font-variant="normal" fo:text-transform="none" style:text-line-through-style="none" style:font-name="Arial" fo:font-style="normal" style:text-underline-style="none" style:text-blinking="false"/>
    </style:style>
    <style:style style:name="T39" style:family="text">
      <style:text-properties fo:font-variant="normal" fo:text-transform="none" style:text-line-through-style="none" style:font-name="Arial" fo:font-style="normal" style:text-underline-style="none" style:text-blinking="false" fo:background-color="#ffff66"/>
    </style:style>
    <style:style style:name="T40" style:family="text">
      <style:text-properties fo:font-variant="normal" fo:text-transform="none" style:text-line-through-style="none" style:font-name="Arial" fo:font-style="normal" style:text-underline-style="none" fo:font-weight="bold" style:text-blinking="false"/>
    </style:style>
    <style:style style:name="T41" style:family="text">
      <style:text-properties fo:font-variant="normal" fo:text-transform="none" style:text-line-through-style="none" fo:font-style="normal" style:text-underline-style="none" style:text-blinking="false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4pt" fo:background-color="#ffff00" style:font-size-asian="14pt" style:font-size-complex="14pt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style:font-name="Arial"/>
    </style:style>
    <style:style style:name="T49" style:family="text">
      <style:text-properties style:font-name="Arial" fo:font-weight="bold"/>
    </style:style>
    <style:style style:name="T50" style:family="text">
      <style:text-properties style:font-name="Arial" fo:background-color="#ffff66"/>
    </style:style>
    <style:style style:name="T51" style:family="text">
      <style:text-properties style:font-name="Arial" fo:font-size="14pt" style:font-size-asian="14pt" style:font-size-complex="14pt"/>
    </style:style>
    <style:style style:name="T52" style:family="text">
      <style:text-properties style:font-name="Arial" fo:font-size="14pt" fo:font-weight="bold" style:font-size-asian="14pt" style:font-size-complex="14pt"/>
    </style:style>
    <style:style style:name="T5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font-name="Arial" fo:font-weight="normal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background-color="#ffffff"/>
    </style:style>
    <style:style style:name="T57" style:family="text">
      <style:text-properties fo:background-color="#ffff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3">1a Which strings are matched by the regular expression: "ab"? Test your answers at https://regex101.com/</text:span><text:line-break/>"a b"<text:line-break/>"aBBa"<text:line-break/>"s<text:span text:style-name="T1">ab</text:span>otör"<text:line-break/><text:line-break/><text:span text:style-name="T43">1b Consider the expression "nisse". What do I write to match both "Nisse", "NISSE" and "nisse"?</text:span></text:p>
      <text:p text:style-name="P1"><text:span text:style-name="T2">Uses case insensitive flag 'i'- Regex- '/nisse/i '</text:span><text:line-break/><text:line-break/><text:span text:style-name="T43">1c Which strings are matched by "a*n"?</text:span></text:p>
      <text:p text:style-name="P1"><text:span text:style-name="T2">Looks for 0 or many 'a's followed by single 'n'.</text:span><text:line-break/>"<text:span text:style-name="T2">an</text:span>"<text:line-break/>"amerik<text:span text:style-name="T2">an</text:span>"<text:line-break/>"<text:span text:style-name="T2">n</text:span>aturlig"<text:line-break/>"<text:span text:style-name="T2">anan</text:span>dag"<text:line-break/><text:line-break/><text:span text:style-name="T43">1d Which strings are matched by "[ae]n"?</text:span></text:p>
      <text:p text:style-name="P1"><text:span text:style-name="T2">first letter is 'a' or 'e' followed by 'n'</text:span><text:line-break/>"naiv"<text:line-break/>"inconsequ<text:span text:style-name="T2">en</text:span>tial"<text:line-break/>"bae"<text:line-break/><text:line-break/><text:span text:style-name="T43">1e Which strings are matched by "je.+e"?</text:span></text:p>
      <text:p text:style-name="P1"><text:span text:style-name="T2">'je' followed by any character and end with 'e'</text:span><text:line-break/>"je"<text:line-break/>"<text:span text:style-name="T2">jee</text:span>"<text:line-break/>"<text:span text:style-name="T2">jeppe</text:span>"<text:line-break/>"je je"<text:line-break/><text:line-break/><text:soft-page-break/><text:span text:style-name="T43">1f Which strings are matched by "\san?\s"</text:span></text:p>
      <text:p text:style-name="P1">'<text:span text:style-name="T2">\s' is space, followed by 'a', optional 'n', followed by space '\s'</text:span><text:line-break/>"sansad"<text:line-break/>" annan "<text:line-break/>" <text:span text:style-name="T2">an</text:span> na <text:span text:style-name="T2">an</text:span> "<text:line-break/>"be <text:span text:style-name="T2">a</text:span> darling"<text:line-break/><text:line-break/><text:span text:style-name="T43">1e Write down in your own words what the following expression matches. "Strings that contain…" "lines?"</text:span><text:line-break/>"^a*ö$" - </text:p>
      <text:p text:style-name="P2">^asserts start, string that begins with 'a', * matches zero or many 'a's following, $ asserts end, ends with 'Ö'.</text:p>
      <text:p text:style-name="P1"><text:line-break/>"[aeiouyåäö]+"</text:p>
      <text:p text:style-name="P2">[ ] means range of allowed characters i.e. Vowels here. '+' indicates you must have atleast one or any number of the chars matching in the testing string.</text:p>
      <text:p text:style-name="P1"><text:line-break/>"[123456789]\d*"</text:p>
      <text:p text:style-name="P2">[123456789]- means first digit is any number from 1 to 9. </text:p>
      <text:p text:style-name="P2">'\d*' - means any number of digits between 0 to 9 follows</text:p>
      <text:p text:style-name="P1"><text:line-break/>"\d{4}-\d{2}-\d{2}"</text:p>
      <text:p text:style-name="P2">'\d{4}' – indicates 4 digits</text:p>
      <text:p text:style-name="P2">'-' - iphen is same</text:p>
      <text:p text:style-name="P2">'\d{2}' – indicates 2 digits</text:p>
      <text:p text:style-name="P2">This indicates a date format Year-Month-Date</text:p>
      <text:p text:style-name="P2"/>
      <text:p text:style-name="P1"><text:span text:style-name="T43">2a. </text:span><text:bookmark text:name="docs-internal-guid-aaa7d99c-7fff-42ef-31eb-0b7471a2d3d2"/><text:span text:style-name="T15">Skriv en user story som beskriver att användaren ska kunna läsa hur man gör en "sprint retrospective"</text:span><text:span text:style-name="T16">.</text:span></text:p>
      <text:p text:style-name="P5"><text:line-break/><text:soft-page-break/>As a user, I want to access the "sprint retrospective" section within the Agile Helper, </text:p>
      <text:p text:style-name="P5">so that <text:s/>I can reflect better in the session that takes place in final day of sprint resulting in proper improvements for next sprint.</text:p>
      <text:h text:style-name="P31" text:outline-level="2">2b. Test Scenario: Accessing and Utilizing the Sprint Retrospective Guide</text:h>
      <text:p text:style-name="P22"><text:span text:style-name="T42">Goal:</text:span> Verify that a Scrum Team member can navigate to the Retrospective section and find information about the session.</text:p>
      <text:h text:style-name="P29" text:outline-level="3">Explicit Testing (Direct Requirements)</text:h>
      <text:list xml:id="list5566076307546563726" text:style-name="L1">
        <text:list-item>
          <text:p text:style-name="P25">Verify that on clicking the final day of sprint, shows links that has “Sprint Retrospective”, on clicking on it navigates to correct content.</text:p>
        </text:list-item>
        <text:list-item>
          <text:p text:style-name="P25">Verify that the page displays correct about the sprint retrospective.</text:p>
        </text:list-item>
        <text:list-item>
          <text:p text:style-name="P25">Check that all images &amp; content loads correctly.</text:p>
        </text:list-item>
      </text:list>
      <text:h text:style-name="P29" text:outline-level="3">Implicit Testing (Indirect Requirements)</text:h>
      <text:list xml:id="list6927063866526645360" text:style-name="L2">
        <text:list-item>
          <text:p text:style-name="P26">Check if the page loads within acceptable time.</text:p>
        </text:list-item>
        <text:list-item>
          <text:p text:style-name="P26">Verify that the “Retrospective” link is placed in a suitable expected category and the user can easily find it.</text:p>
        </text:list-item>
        <text:list-item>
          <text:p text:style-name="P26">Check that all contents, images &amp; links are loaded within a timeframe.</text:p>
        </text:list-item>
        <text:list-item>
          <text:p text:style-name="P26">Check if the text is conscise enough to read and understood quickly.</text:p>
        </text:list-item>
      </text:list>
      <text:p text:style-name="P23"><text:span text:style-name="T47">3.Look at the code example from the lesson. Write down anything you are unsure about and discuss in your group or ask about it in the next lesson.<text:line-break/></text:span><text:span text:style-name="T46"><text:line-break/>def test_view_sprint_planning(page: Page):<text:line-break/>"""Test that it is possible to see Sprint planning"""<text:line-break/></text:span><text:soft-page-break/><text:span text:style-name="T46">page.goto("</text:span><text:a xlink:type="simple" xlink:href="https://lejonmanen.github.io/agile-helper/" text:style-name="Internet_20_link" text:visited-style-name="Visited_20_Internet_20_Link"><text:span text:style-name="T46">https://lejonmanen.github.io/agile-helper/</text:span></text:a><text:span text:style-name="T46">") //</text:span><text:span text:style-name="T47"> Implicit</text:span><text:span text:style-name="T46"><text:line-break/><text:line-break/># Click on the "First" button<text:line-break/>locator = page.get_by_role("button") <text:s/>/</text:span><text:span text:style-name="T47">/ Implicit</text:span><text:span text:style-name="T46"><text:line-break/>first_button = locator.get_by_text("First")<text:line-break/>first_button.click(timeout=100) <text:s/>// </text:span><text:span text:style-name="T47">Explicit</text:span><text:span text:style-name="T46"><text:line-break/><text:line-break/># Find the button with the text "Sprint planning"<text:line-break/>sp_button = page.get_by_role("button").get_by_text(re.compile("Sprint planning"))<text:line-break/>expect(sp_button).to_be_visible()<text:line-break/><text:line-break/># Click on it<text:line-break/>sp_button.click(timeout=100)<text:line-break/><text:line-break/># Is the heading "Sprint planning" available?<text:line-break/>sp_heading = page.get_by_role("heading").get_by_text("Sprint planning") <text:line-break/>expect(sp_heading).to_be_visible() <text:s/>//</text:span><text:span text:style-name="T47"> Explicit</text:span></text:p>
      <text:list xml:id="list7110983286274684240" text:style-name="L3">
        <text:list-item>
          <text:p text:style-name="P6">re.compile - Regular expressions are usually used here to make the search <text:span text:style-name="T42">case-insensitive</text:span> or to find the text even if it's only a partial match.</text:p>
        </text:list-item>
        <text:list-item>
          <text:p text:style-name="P28"><text:span text:style-name="T25">timeout=100 - </text:span>Playwright’s default timeout is usually 30 seconds. Setting it to 100ms means if the page lags for even a tenth of a second, the test will <text:span text:style-name="T42">fail</text:span>. </text:p>
        </text:list-item>
        <text:list-item>
          <text:p text:style-name="P27">get_by_text("First")- <text:s/>It gets the button by label, if the label changes then it will break.</text:p>
        </text:list-item>
      </text:list>
      <text:p text:style-name="P24"/>
      <text:h text:style-name="P30" text:outline-level="3"><text:bookmark text:name="docs-internal-guid-51a8a3fe-7fff-931d-b679-2c44f80ab37d"/><text:soft-page-break/>2 Öva på regex</text:h>
      <text:p text:style-name="P18">1a Skriv ett regex som kontrollerar att det finns en längd i strängen, som anges i centimeter:</text:p>
      <text:p text:style-name="P18">"Fiskarna som jag fångade var 55 cm långa."</text:p>
      <text:p text:style-name="P13"><text:span text:style-name="T49">Regex:</text:span><text:span text:style-name="T48"> </text:span><text:span text:style-name="Source_20_Text"><text:span text:style-name="T50">\d+\s*cm</text:span></text:span><text:span text:style-name="T50"> </text:span></text:p>
      <text:p text:style-name="P4"><text:span text:style-name="T57"/></text:p>
      <text:p text:style-name="P18">1b Denna gången vill vi veta om det finns två längder.</text:p>
      <text:p text:style-name="P13"><text:span text:style-name="T49">Regex:</text:span><text:span text:style-name="T48"> </text:span><text:span text:style-name="Source_20_Text"><text:span text:style-name="T50">\d+\s*[a-z]{2}.*\d+\s*[a-z]{2}</text:span></text:span><text:span text:style-name="T50"> </text:span></text:p>
      <text:p text:style-name="P4"><text:span text:style-name="T57"/></text:p>
      <text:p text:style-name="P18">1c Längderna ska vara samma enhet.</text:p>
      <text:p text:style-name="P18">"Fiskarna som jag fångade var 55 cm långa, så båda fick plats i min 1,23 m långa låda."</text:p>
      <text:p text:style-name="P17"><text:span text:style-name="T49">Regex:</text:span><text:span text:style-name="T48"> </text:span><text:span text:style-name="Source_20_Text"><text:span text:style-name="T50">\d+\s*([a-z]{2}).*\d+\s*\1</text:span></text:span><text:span text:style-name="T48"> </text:span></text:p>
      <text:p text:style-name="P4"/>
      <text:p text:style-name="P18">2 Skriv ett regex som matchar ett svenskt postnummer. Postnummer består av fem siffror indelade i två grupper med mellanslag emellan. Exempel: "123 45"</text:p>
      <text:p text:style-name="P19"><text:span text:style-name="T11">Om du vill </text:span><text:span text:style-name="T21">övertänka</text:span><text:span text:style-name="T12"> </text:span><text:span text:style-name="T11">fördjupa dig mera: </text:span><text:a xlink:type="simple" xlink:href="https://sv.wikipedia.org/wiki/Postnummer_i_Sverige" text:style-name="Internet_20_link" text:visited-style-name="Visited_20_Internet_20_Link"><text:span text:style-name="T30">https://sv.wikipedia.org/wiki/Postnummer_i_Sverige</text:span></text:a><text:span text:style-name="T12"> </text:span></text:p>
      <text:p text:style-name="P13"><text:span text:style-name="T49">Regex:</text:span><text:span text:style-name="T48"> </text:span><text:span text:style-name="Source_20_Text"><text:span text:style-name="T50">\d{3}\s\d{2}</text:span></text:span><text:span text:style-name="T50"> </text:span></text:p>
      <text:p text:style-name="P4"><text:span text:style-name="T57"/></text:p>
      <text:p text:style-name="P18">3 Skriv ett regex som matchar ett datum skrivet enligt den internationella standarden ISO 8601, alltså 10 tecken med bindestreck mellan avdelningarna. Exempel: 2025-03-10.</text:p>
      <text:p text:style-name="P17"><text:span text:style-name="T49">Regex:</text:span><text:span text:style-name="T48"> </text:span><text:span text:style-name="Source_20_Text"><text:span text:style-name="T50">\d{4}-\d{2}-\d{2}</text:span></text:span><text:span text:style-name="T48"> </text:span></text:p>
      <text:p text:style-name="P4"/>
      <text:p text:style-name="P18">4 Skriv ett regex som matchar ett pengavärde i siffror. Exempel på värden som ska matchas:</text:p>
      <text:list xml:id="list3747003643209409174" text:style-name="L4">
        <text:list-item>
          <text:p text:style-name="P21">200 kr</text:p>
        </text:list-item>
        <text:list-item>
          <text:p text:style-name="P21">12,50 kr</text:p>
        </text:list-item>
        <text:list-item>
          <text:p text:style-name="P21">0,35 kr</text:p>
        </text:list-item>
      </text:list>
      <text:p text:style-name="P20"><text:span text:style-name="T49">Regex:</text:span><text:span text:style-name="T48"> </text:span><text:span text:style-name="Source_20_Text"><text:span text:style-name="T50">\d+(\.\d{2})?\s*kr</text:span></text:span><text:span text:style-name="T50"> </text:span></text:p>
      <text:p text:style-name="P10"><text:soft-page-break/></text:p>
      <text:p text:style-name="P12"><text:span text:style-name="T51">5</text:span><text:span text:style-name="T35">a Write a regex that matches an email address (username@server.domain) according to the following incomplete rules.<text:line-break/>username can contain letters, numbers and special characters such as periods and hyphens<text:line-break/>server can contain the same kind of characters<text:line-break/>domain can contain letters and numbers<text:line-break/></text:span><text:span text:style-name="T37">Regex:</text:span><text:span text:style-name="T35"> </text:span><text:span text:style-name="Source_20_Text"><text:span text:style-name="T36">[a-zA-Z0-9.-]+@[a-zA-Z0-9.-]+\.[a-zA-Z0-9]+</text:span></text:span><text:span text:style-name="T36"> </text:span><text:span text:style-name="T35"><text:line-break/>5b Make a regex that matches a complete email address according to the specification in the article here:<text:line-break/>What is a valid email address format</text:span></text:p>
      <text:p text:style-name="P12"><text:span text:style-name="T37">Regex:</text:span><text:span text:style-name="T35"> </text:span><text:span text:style-name="Source_20_Text"><text:span text:style-name="T36">^[a-zA-Z0-9._%+-]+@[a-zA-Z0-9.-]+\.[a-zA-Z]{2,}$</text:span></text:span><text:span text:style-name="T36"> <text:line-break/></text:span></text:p>
      <text:p text:style-name="P3">3 Practice user stories<text:line-break/>Create user stories that describe the functionality in https://lejonmanen.github.io/agile-helper/<text:line-break/>For each user story, write a scenario. The goal is that all existing functionality should be covered by a user story - all buttons should be clicked at least once.<text:line-break/>Feel free to do this task together with classmates, so you can discuss your scenarios, differences and similarities.<text:line-break/><text:line-break/>Example:<text:line-break/>[User story 1]<text:line-break/>Story: As a user, I want to see the "sprint planning" meeting that takes place on the first day of a sprint, so that I know what to do in the meeting.<text:line-break/><text:line-break/>Scenario:<text:line-break/>Navigate to the web page https://lejonmanen.github.io/agile-helper/<text:line-break/>Click the button with the text "First"<text:line-break/><text:soft-page-break/>Click the button whose text contains "Sprint planning"<text:line-break/>Check that a &lt;dialog&gt; element is displayed on the page, which contains a heading with the text "Sprint planning"</text:p>
      <text:h text:style-name="P32" text:outline-level="2">User Story 1: Daily Coordination</text:h>
      <text:p text:style-name="P4"><text:span text:style-name="T42">Story:</text:span> As a Developer, I want to access the "Daily Standup" guide during the execution phase of the sprint, so that our team stays aligned on progress and blockers every 24 hours.</text:p>
      <text:p text:style-name="P11">Scenario:</text:p>
      <text:list xml:id="list1279905211920562819" text:style-name="L5">
        <text:list-item>
          <text:p text:style-name="P14"><text:span text:style-name="T51">Navigate to </text:span><text:a xlink:type="simple" xlink:href="https://lejonmanen.github.io/agile-helper/" office:target-frame-name="_blank" xlink:show="new" text:style-name="Internet_20_link" text:visited-style-name="Visited_20_Internet_20_Link"><text:span text:style-name="T51">Agile Helper</text:span></text:a><text:span text:style-name="T51">.</text:span></text:p>
        </text:list-item>
        <text:list-item>
          <text:p text:style-name="P7">Click the button with the text <text:span text:style-name="T42">"Middle"</text:span>.</text:p>
        </text:list-item>
        <text:list-item>
          <text:p text:style-name="P7">Click the button with the text <text:span text:style-name="T42">"Daily Standup"</text:span>.</text:p>
        </text:list-item>
        <text:list-item>
          <text:p text:style-name="P14"><text:span text:style-name="T52">Verify:</text:span><text:span text:style-name="T51"> A </text:span><text:span text:style-name="Source_20_Text"><text:span text:style-name="T51">&lt;dialog&gt;</text:span></text:span><text:span text:style-name="T51"> appears containing the heading </text:span><text:span text:style-name="T52">"Daily Standup"</text:span><text:span text:style-name="T51"> and the standard three questions (What I did, What I will do, Blockers).</text:span></text:p>
        </text:list-item>
      </text:list>
      <text:p text:style-name="P3"/>
      <text:h text:style-name="P32" text:outline-level="2">User Story 2: Reviewing the Product</text:h>
      <text:p text:style-name="P4"><text:span text:style-name="T42">Story:</text:span> As a Product Owner, I want to view the "Sprint Review" instructions at the end of the sprint, so that I can effectively demonstrate the "Done" increment to stakeholders and gather feedback.</text:p>
      <text:p text:style-name="P11">Scenario:</text:p>
      <text:list xml:id="list3887310804994968480" text:style-name="L6">
        <text:list-item>
          <text:p text:style-name="P15"><text:span text:style-name="T51">Navigate to </text:span><text:a xlink:type="simple" xlink:href="https://lejonmanen.github.io/agile-helper/" office:target-frame-name="_blank" xlink:show="new" text:style-name="Internet_20_link" text:visited-style-name="Visited_20_Internet_20_Link"><text:span text:style-name="T51">Agile Helper</text:span></text:a><text:span text:style-name="T51">.</text:span></text:p>
        </text:list-item>
        <text:list-item>
          <text:p text:style-name="P8">Click the button with the text <text:span text:style-name="T42">"Last"</text:span>.</text:p>
        </text:list-item>
        <text:list-item>
          <text:p text:style-name="P8">Click the button with the text <text:span text:style-name="T42">"Sprint Review"</text:span>.</text:p>
        </text:list-item>
        <text:list-item>
          <text:p text:style-name="P15"><text:span text:style-name="T52">Verify:</text:span><text:span text:style-name="T51"> A </text:span><text:span text:style-name="Source_20_Text"><text:span text:style-name="T51">&lt;dialog&gt;</text:span></text:span><text:span text:style-name="T51"> appears with the heading </text:span><text:span text:style-name="T52">"Sprint Review" </text:span><text:span text:style-name="T53">and a list of steps including the "Demo" and "Stakeholder Feedback" sections. </text:span></text:p>
        </text:list-item>
      </text:list>
      <text:h text:style-name="P32" text:outline-level="2">User Story 3: Continuous Improvement</text:h>
      <text:p text:style-name="P4"><text:span text:style-name="T42">Story:</text:span> As a Scrum Master, I want to access the "Sprint Retrospective" guide after the review, so that I can facilitate a session focused on improving our team's processes and tools.</text:p>
      <text:p text:style-name="P11">Scenario:</text:p>
      <text:list xml:id="list6294964960316865702" text:style-name="L9">
        <text:list-item>
          <text:p text:style-name="P16"><text:span text:style-name="T51">Navigate to </text:span><text:a xlink:type="simple" xlink:href="https://lejonmanen.github.io/agile-helper/" office:target-frame-name="_blank" xlink:show="new" text:style-name="Internet_20_link" text:visited-style-name="Visited_20_Internet_20_Link"><text:span text:style-name="T51">Agile Helper</text:span></text:a><text:span text:style-name="T51">.</text:span></text:p>
        </text:list-item>
        <text:list-item>
          <text:p text:style-name="P9">Click the button with the text <text:span text:style-name="T42">"Last"</text:span>.</text:p>
        </text:list-item>
        <text:list-item>
          <text:p text:style-name="P9"><text:soft-page-break/>Click the button with the text <text:span text:style-name="T42">"Sprint Retrospective"</text:span>.</text:p>
        </text:list-item>
        <text:list-item>
          <text:p text:style-name="P16"><text:span text:style-name="T52">Verify:</text:span><text:span text:style-name="T51"> A </text:span><text:span text:style-name="Source_20_Text"><text:span text:style-name="T51">&lt;dialog&gt;</text:span></text:span><text:span text:style-name="T51"> appears with the heading </text:span><text:span text:style-name="T52">"Sprint Retrospective"</text:span><text:span text:style-name="T51"> and guidance on reflecting on the past sprint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Flex" svg:font-family="'Google Sans Flex', 'Google Sans', 'Helvetica Neue', sans-serif"/>
    <style:font-face style:name="Google Sans Text" svg:font-family="'Google Sans Text', sans-serif"/>
    <style:font-face style:name="Google Sans" svg:font-family="'Google Sans'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</meta:initial-creator>
    <meta:creation-date>2026-04-20T22:21:49.46</meta:creation-date>
    <dc:date>2026-04-27T10:39:31.01</dc:date>
    <dc:creator>Sara </dc:creator>
    <meta:editing-duration>PT16H29M58S</meta:editing-duration>
    <meta:editing-cycles>4</meta:editing-cycles>
    <meta:generator>OpenOffice/4.1.16$Win32 OpenOffice.org_project/4116m3$Build-9816</meta:generator>
    <meta:document-statistic meta:table-count="0" meta:image-count="0" meta:object-count="0" meta:page-count="8" meta:paragraph-count="78" meta:word-count="1217" meta:character-count="7734"/>
  </office:meta>
</office:document-meta>
</file>